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dd4a7" officeooo:paragraph-rsid="000dd4a7" style:font-size-asian="22pt" style:font-size-complex="22pt"/>
    </style:style>
    <style:style style:name="P2" style:family="paragraph" style:parent-style-name="Standard">
      <style:text-properties officeooo:paragraph-rsid="0027e533"/>
    </style:style>
    <style:style style:name="P3" style:family="paragraph" style:parent-style-name="Standard">
      <style:text-properties officeooo:paragraph-rsid="003e1727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20866"/>
    </style:style>
    <style:style style:name="P6" style:family="paragraph" style:parent-style-name="Standard">
      <style:text-properties officeooo:paragraph-rsid="00420866"/>
    </style:style>
    <style:style style:name="P7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3fc270"/>
    </style:style>
    <style:style style:name="P8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20866"/>
    </style:style>
    <style:style style:name="T1" style:family="text">
      <style:text-properties officeooo:rsid="0013d4a8"/>
    </style:style>
    <style:style style:name="T2" style:family="text">
      <style:text-properties officeooo:rsid="00291380"/>
    </style:style>
    <style:style style:name="T3" style:family="text">
      <style:text-properties officeooo:rsid="00420866"/>
    </style:style>
    <style:style style:name="T4" style:family="text">
      <style:text-properties officeooo:rsid="00480184"/>
    </style:style>
    <style:style style:name="T5" style:family="text">
      <style:text-properties officeooo:rsid="004b8b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HMR Audio </text:span>Release Notes </text:p>
      <text:p text:style-name="Standard"/>
      <text:p text:style-name="P2"/>
      <text:p text:style-name="P3"><text:span text:style-name="T3">22.02.22 <text:tab/></text:span><text:span text:style-name="T1">Version </text:span><text:span text:style-name="T3">1.1.4 <text:s text:c="4"/></text:span><text:span text:style-name="T2"><text:line-break/></text:span></text:p>
      <text:list xml:id="list1589150025" text:style-name="L1">
        <text:list-item>
          <text:p text:style-name="P7"><text:s text:c="6"/></text:p>
        </text:list-item>
        <text:list-item>
          <text:p text:style-name="P7"><text:s text:c="3"/><text:span text:style-name="T4">xxx</text:span><text:span text:style-name="T5">y</text:span></text:p>
        </text:list-item>
      </text:list>
      <text:p text:style-name="P4"/>
      <text:p text:style-name="P4"/>
      <text:p text:style-name="P6"><text:span text:style-name="T3">22.02.22 <text:tab/></text:span><text:span text:style-name="T1">Version </text:span><text:span text:style-name="T3">1.1.4</text:span><text:span text:style-name="T2"><text:line-break/></text:span></text:p>
      <text:list xml:id="list132149152090782" text:continue-numbering="true" text:style-name="L1">
        <text:list-item>
          <text:p text:style-name="P8"/>
        </text:list-item>
        <text:list-item>
          <text:p text:style-name="P8"/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3:21:47.753000000</dc:date>
    <meta:editing-duration>PT3H1M34S</meta:editing-duration>
    <meta:editing-cycles>32</meta:editing-cycles>
    <meta:generator>LibreOffice/7.3.0.3$Windows_X86_64 LibreOffice_project/0f246aa12d0eee4a0f7adcefbf7c878fc2238db3</meta:generator>
    <meta:print-date>2021-11-01T13:15:00.901000000</meta:print-date>
    <dc:creator>Horst Rupp</dc:creator>
    <meta:document-statistic meta:table-count="0" meta:image-count="0" meta:object-count="0" meta:page-count="1" meta:paragraph-count="7" meta:word-count="15" meta:character-count="94" meta:non-whitespace-character-count="68"/>
  </office:meta>
</office:document-meta>
</file>